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674032" text:style-name="L1">
        <text:list-item>
          <text:p text:style-name="P1">RJ IGVC 2010</text:p>
          <text:list>
            <text:list-item>
              <text:p text:style-name="P1">Hardware</text:p>
              <text:list>
                <text:list-item>
                  <text:p text:style-name="P1">Decision for 4wd</text:p>
                </text:list-item>
                <text:list-item>
                  <text:p text:style-name="P1">new base features</text:p>
                  <text:list>
                    <text:list-item>
                      <text:p text:style-name="P1">water proof</text:p>
                    </text:list-item>
                    <text:list-item>
                      <text:p text:style-name="P1">ramp</text:p>
                    </text:list-item>
                  </text:list>
                </text:list-item>
              </text:list>
            </text:list-item>
            <text:list-item>
              <text:p text:style-name="P1">Software</text:p>
              <text:list>
                <text:list-item>
                  <text:p text:style-name="P1">Overall Architecture</text:p>
                </text:list-item>
                <text:list-item>
                  <text:p text:style-name="P1">Driver Modularity</text:p>
                  <text:list>
                    <text:list-item>
                      <text:p text:style-name="P1">Driver architecture makes it simpler to add new drivers</text:p>
                    </text:list-item>
                  </text:list>
                </text:list-item>
                <text:list-item>
                  <text:p text:style-name="P1">Vision</text:p>
                  <text:list>
                    <text:list-item>
                      <text:p text:style-name="P1">obstacle recognition</text:p>
                    </text:list-item>
                  </text:list>
                </text:list-item>
                <text:list-item>
                  <text:p text:style-name="P1">Mapmaking</text:p>
                </text:list-item>
                <text:list-item>
                  <text:p text:style-name="P1">LIDAR Input</text:p>
                </text:list-item>
              </text:list>
            </text:list-item>
            <text:list-item>
              <text:p text:style-name="P1">Electronics</text:p>
              <text:list>
                <text:list-item>
                  <text:p text:style-name="P1">Laptop</text:p>
                </text:list-item>
                <text:list-item>
                  <text:p text:style-name="P1">MCU</text:p>
                  <text:list>
                    <text:list-item>
                      <text:p text:style-name="P1">Arduino</text:p>
                    </text:list-item>
                  </text:list>
                </text:list-item>
                <text:list-item>
                  <text:p text:style-name="P1">Sensors</text:p>
                  <text:list>
                    <text:list-item>
                      <text:p text:style-name="P1">quadrature wheel encoder</text:p>
                    </text:list-item>
                    <text:list-item>
                      <text:p text:style-name="P1">LIDAR</text:p>
                    </text:list-item>
                    <text:list-item>
                      <text:p text:style-name="P1">Camera</text:p>
                    </text:list-item>
                  </text:list>
                </text:list-item>
              </text:list>
            </text:list-item>
            <text:list-item>
              <text:p text:style-name="P1">Predicted Performance</text:p>
              <text:list>
                <text:list-item>
                  <text:p text:style-name="P1">Barrels</text:p>
                </text:list-item>
                <text:list-item>
                  <text:p text:style-name="P1">Switchbacks</text:p>
                </text:list-item>
                <text:list-item>
                  <text:p text:style-name="P1">Ramps</text:p>
                </text:list-item>
              </text:list>
            </text:list-item>
            <text:list-item>
              <text:p text:style-name="P1">Appendixes</text:p>
              <text:list>
                <text:list-item>
                  <text:p text:style-name="P1">BOM / Cost overview</text:p>
                </text:list-item>
                <text:list-item>
                  <text:p text:style-name="P1">Imag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Schloss</meta:initial-creator>
    <meta:creation-date>2010-05-09T15:10:33</meta:creation-date>
    <dc:date>2010-05-09T15:17:38</dc:date>
    <dc:creator>Jacob Schloss</dc:creator>
    <meta:editing-duration>PT00H07M07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29" meta:word-count="83" meta:character-count="391"/>
  </office:meta>
</office:document-meta>
</file>